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JENIPAP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2 USF MAIS PROFESSOR DR HELIO MENDON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JENIPAPO II, 000015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1M0S" table:style-name="ce3">
            <text:p>16:51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CIA DA SILVA</text:p>
          </table:table-cell>
          <table:table-cell office:value-type="date" office:date-value="2006-03-01T00:00:00" table:style-name="ce2">
            <text:p>01/03/2006</text:p>
          </table:table-cell>
          <table:table-cell office:value-type="string" table:style-name="ce1">
            <text:p>19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0.072.424-62</text:p>
          </table:table-cell>
          <table:table-cell office:value-type="float" office:value="898003726394119" table:style-name="ce1">
            <text:p>8,98004E+14</text:p>
          </table:table-cell>
          <table:table-cell office:value-type="string" table:style-name="ce1">
            <text:p>(81) 99623-42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undina negreiros de araújo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7" table:style-name="ce1">
            <text:p>85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2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N MARIA MENDES</text:p>
          </table:table-cell>
          <table:table-cell office:value-type="date" office:date-value="1996-07-09T00:00:00" table:style-name="ce2">
            <text:p>09/07/1996</text:p>
          </table:table-cell>
          <table:table-cell office:value-type="string" table:style-name="ce1">
            <text:p>29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153.294-23</text:p>
          </table:table-cell>
          <table:table-cell office:value-type="float" office:value="706509302084697" table:style-name="ce1">
            <text:p>7,06509E+14</text:p>
          </table:table-cell>
          <table:table-cell office:value-type="string" table:style-name="ce1">
            <text:p>(81) 97116-8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undina negreiros de araújo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9" table:style-name="ce1">
            <text:p>45,9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90/6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DOMINGOS DO NASCIMENTO SILVA</text:p>
          </table:table-cell>
          <table:table-cell office:value-type="date" office:date-value="2001-04-30T00:00:00" table:style-name="ce2">
            <text:p>30/04/2001</text:p>
          </table:table-cell>
          <table:table-cell office:value-type="string" table:style-name="ce1">
            <text:p>24 anos e 4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9.100.644-58</text:p>
          </table:table-cell>
          <table:table-cell office:value-type="float" office:value="702108730776899" table:style-name="ce1">
            <text:p>7,02109E+14</text:p>
          </table:table-cell>
          <table:table-cell office:value-type="string" table:style-name="ce1">
            <text:p>(81) 98689-10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trela da jordâni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5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8" table:style-name="ce1">
            <text:p>81,8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6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URA STERFANY SANTOS DE SANTANA</text:p>
          </table:table-cell>
          <table:table-cell office:value-type="date" office:date-value="1998-04-19T00:00:00" table:style-name="ce2">
            <text:p>19/04/1998</text:p>
          </table:table-cell>
          <table:table-cell office:value-type="string" table:style-name="ce1">
            <text:p>27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201.974-22</text:p>
          </table:table-cell>
          <table:table-cell office:value-type="float" office:value="706203040847866" table:style-name="ce1">
            <text:p>7,06203E+14</text:p>
          </table:table-cell>
          <table:table-cell office:value-type="string" table:style-name="ce1">
            <text:p>(81) 98552-54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46-17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trela do indaiá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5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6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OANNE BATISTA DE LIMA</text:p>
          </table:table-cell>
          <table:table-cell office:value-type="date" office:date-value="2000-10-05T00:00:00" table:style-name="ce2">
            <text:p>05/10/2000</text:p>
          </table:table-cell>
          <table:table-cell office:value-type="string" table:style-name="ce1">
            <text:p>24 anos e 10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3102000530008" table:style-name="ce1">
            <text:p>2,03102E+14</text:p>
          </table:table-cell>
          <table:table-cell office:value-type="string" table:style-name="ce1">
            <text:p>(81) 98328-6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Álvares florens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5" table:style-name="ce1">
            <text:p>63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CONCEICÃO FARIAS</text:p>
          </table:table-cell>
          <table:table-cell office:value-type="date" office:date-value="1990-10-04T00:00:00" table:style-name="ce2">
            <text:p>04/10/1990</text:p>
          </table:table-cell>
          <table:table-cell office:value-type="string" table:style-name="ce1">
            <text:p>34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299.744-63</text:p>
          </table:table-cell>
          <table:table-cell office:value-type="float" office:value="708105547954038" table:style-name="ce1">
            <text:p>7,08106E+14</text:p>
          </table:table-cell>
          <table:table-cell office:value-type="string" table:style-name="ce1">
            <text:p>(81) 99619-01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s coquinho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2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6.7" table:style-name="ce1">
            <text:p>126,7</text:p>
          </table:table-cell>
          <table:table-cell office:value-type="float" office:value="174" table:style-name="ce1">
            <text:p>174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RA TAÍS BARROS DA SILVA</text:p>
          </table:table-cell>
          <table:table-cell office:value-type="date" office:date-value="2002-12-09T00:00:00" table:style-name="ce2">
            <text:p>09/12/2002</text:p>
          </table:table-cell>
          <table:table-cell office:value-type="string" table:style-name="ce1">
            <text:p>22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8.679.944-97</text:p>
          </table:table-cell>
          <table:table-cell office:value-type="float" office:value="700704983197379" table:style-name="ce1">
            <text:p>7,00705E+14</text:p>
          </table:table-cell>
          <table:table-cell office:value-type="string" table:style-name="ce1">
            <text:p>(81) 8348-5216</text:p>
          </table:table-cell>
          <table:table-cell office:value-type="string" table:style-name="ce1">
            <text:p>(81) 98348-5216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ravessa marinhinha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7" table:style-name="ce1">
            <text:p>51,7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0/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ENA KATARINE SILVA FEITOZA DOS SANTOS</text:p>
          </table:table-cell>
          <table:table-cell office:value-type="date" office:date-value="2000-12-27T00:00:00" table:style-name="ce2">
            <text:p>27/12/2000</text:p>
          </table:table-cell>
          <table:table-cell office:value-type="string" table:style-name="ce1">
            <text:p>24 anos e 8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45.174-58</text:p>
          </table:table-cell>
          <table:table-cell office:value-type="float" office:value="702100755799593" table:style-name="ce1">
            <text:p>7,02101E+14</text:p>
          </table:table-cell>
          <table:table-cell office:value-type="string" table:style-name="ce1">
            <text:p>(81) 98901-63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01-63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 travessa adolfo caminha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3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0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NIELY SANTANA DA SILVA</text:p>
          </table:table-cell>
          <table:table-cell office:value-type="date" office:date-value="2007-10-09T00:00:00" table:style-name="ce2">
            <text:p>09/10/2007</text:p>
          </table:table-cell>
          <table:table-cell office:value-type="string" table:style-name="ce1">
            <text:p>17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661.654-76</text:p>
          </table:table-cell>
          <table:table-cell office:value-type="float" office:value="704308561650391" table:style-name="ce1">
            <text:p>7,04309E+14</text:p>
          </table:table-cell>
          <table:table-cell office:value-type="string" table:style-name="ce1">
            <text:p>(81) 99194-2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maracanã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6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DJA EMMANUELY SIQUEIRA DA SILVA</text:p>
          </table:table-cell>
          <table:table-cell office:value-type="date" office:date-value="2006-11-24T00:00:00" table:style-name="ce2">
            <text:p>24/11/2006</text:p>
          </table:table-cell>
          <table:table-cell office:value-type="string" table:style-name="ce1">
            <text:p>18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361.034-61</text:p>
          </table:table-cell>
          <table:table-cell office:value-type="float" office:value="898005947196656" table:style-name="ce1">
            <text:p>8,98006E+14</text:p>
          </table:table-cell>
          <table:table-cell office:value-type="string" table:style-name="ce1">
            <text:p>(81) 99698-12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ihinha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20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159" table:style-name="ce1">
            <text:p>159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120/70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LYTA RAFAELA OLIVEIRA NAZARIO</text:p>
          </table:table-cell>
          <table:table-cell office:value-type="date" office:date-value="1997-11-06T00:00:00" table:style-name="ce2">
            <text:p>06/11/1997</text:p>
          </table:table-cell>
          <table:table-cell office:value-type="string" table:style-name="ce1">
            <text:p>27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874.914-57</text:p>
          </table:table-cell>
          <table:table-cell office:value-type="float" office:value="700009806346402" table:style-name="ce1">
            <text:p>7,0001E+14</text:p>
          </table:table-cell>
          <table:table-cell office:value-type="string" table:style-name="ce1">
            <text:p>(81) 98301-79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1" table:style-name="ce1">
            <text:p>57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2-21T00:00:00" table:style-name="ce2">
            <text:p>21/02/2025</text:p>
          </table:table-cell>
          <table:table-cell office:value-type="string" table:style-name="ce1">
            <text:p>110/60</text:p>
          </table:table-cell>
          <table:table-cell office:value-type="date" office:date-value="2025-02-21T00:00:00" table:style-name="ce2">
            <text:p>21/02/2025</text:p>
          </table:table-cell>
          <table:table-cell office:value-type="string" table:style-name="ce1">
            <text:p>Habitual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NTONIA BATISTA SILVA</text:p>
          </table:table-cell>
          <table:table-cell office:value-type="date" office:date-value="2003-07-14T00:00:00" table:style-name="ce2">
            <text:p>14/07/2003</text:p>
          </table:table-cell>
          <table:table-cell office:value-type="string" table:style-name="ce1">
            <text:p>22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002.774-96</text:p>
          </table:table-cell>
          <table:table-cell office:value-type="float" office:value="898003276737142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75" table:style-name="ce1">
            <text:p>74,75</text:p>
          </table:table-cell>
          <table:table-cell office:value-type="float" office:value="155.5" table:style-name="ce1">
            <text:p>155,5</text:p>
          </table:table-cell>
          <table:table-cell office:value-type="date" office:date-value="2023-11-14T00:00:00" table:style-name="ce2">
            <text:p>14/11/2023</text:p>
          </table:table-cell>
          <table:table-cell office:value-type="string" table:style-name="ce1">
            <text:p>120/90</text:p>
          </table:table-cell>
          <table:table-cell office:value-type="date" office:date-value="2023-11-14T00:00:00" table:style-name="ce2">
            <text:p>14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" table:style-name="ce1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YLI ALESSANDRA ALVES DA PAIXÃO</text:p>
          </table:table-cell>
          <table:table-cell office:value-type="date" office:date-value="2008-09-19T00:00:00" table:style-name="ce2">
            <text:p>19/09/2008</text:p>
          </table:table-cell>
          <table:table-cell office:value-type="string" table:style-name="ce1">
            <text:p>16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591.774-65</text:p>
          </table:table-cell>
          <table:table-cell office:value-type="float" office:value="702104786331597" table:style-name="ce1">
            <text:p>7,02105E+14</text:p>
          </table:table-cell>
          <table:table-cell office:value-type="string" table:style-name="ce1">
            <text:p>(81) 98452-6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3" table:style-name="ce1">
            <text:p>64,3</text:p>
          </table:table-cell>
          <table:table-cell office:value-type="float" office:value="159" table:style-name="ce1">
            <text:p>159</text:p>
          </table:table-cell>
          <table:table-cell office:value-type="date" office:date-value="2025-04-23T00:00:00" table:style-name="ce2">
            <text:p>23/04/2025</text:p>
          </table:table-cell>
          <table:table-cell office:value-type="string" table:style-name="ce1">
            <text:p>110/8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6:30Z</meta:creation-date>
    <dc:date>2025-09-16T19:36:30Z</dc:date>
  </office:meta>
</office:document-meta>
</file>